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152b63" officeooo:paragraph-rsid="005ee24b"/>
    </style:style>
    <style:style style:name="P5" style:family="paragraph" style:parent-style-name="Text_20_body" style:list-style-name="L3">
      <style:text-properties officeooo:rsid="0050d3db" officeooo:paragraph-rsid="0050d3db"/>
    </style:style>
    <style:style style:name="T1" style:family="text">
      <style:text-properties officeooo:rsid="0010a064"/>
    </style:style>
    <style:style style:name="T2" style:family="text">
      <style:text-properties officeooo:rsid="001d3cae"/>
    </style:style>
    <style:style style:name="T3" style:family="text">
      <style:text-properties fo:font-weight="bold" style:font-weight-asian="bold" style:font-weight-complex="bold"/>
    </style:style>
    <style:style style:name="T4" style:family="text">
      <style:text-properties officeooo:rsid="00211eee"/>
    </style:style>
    <style:style style:name="T5" style:family="text">
      <style:text-properties officeooo:rsid="0021d572"/>
    </style:style>
    <style:style style:name="T6" style:family="text">
      <style:text-properties officeooo:rsid="002364fc"/>
    </style:style>
    <style:style style:name="T7" style:family="text">
      <style:text-properties officeooo:rsid="0024e4a4"/>
    </style:style>
    <style:style style:name="T8" style:family="text">
      <style:text-properties officeooo:rsid="002a7de7"/>
    </style:style>
    <style:style style:name="T9" style:family="text">
      <style:text-properties officeooo:rsid="002d2127"/>
    </style:style>
    <style:style style:name="T10" style:family="text">
      <style:text-properties officeooo:rsid="002e78c8"/>
    </style:style>
    <style:style style:name="T11" style:family="text">
      <style:text-properties officeooo:rsid="002f1311"/>
    </style:style>
    <style:style style:name="T12" style:family="text">
      <style:text-properties officeooo:rsid="0033a6f7"/>
    </style:style>
    <style:style style:name="T13" style:family="text">
      <style:text-properties officeooo:rsid="00355812"/>
    </style:style>
    <style:style style:name="T14" style:family="text">
      <style:text-properties officeooo:rsid="0036e477"/>
    </style:style>
    <style:style style:name="T15" style:family="text">
      <style:text-properties officeooo:rsid="003b0533"/>
    </style:style>
    <style:style style:name="T16" style:family="text">
      <style:text-properties officeooo:rsid="00405e43"/>
    </style:style>
    <style:style style:name="T17" style:family="text">
      <style:text-properties officeooo:rsid="004086dd"/>
    </style:style>
    <style:style style:name="T18" style:family="text">
      <style:text-properties officeooo:rsid="00423aa2"/>
    </style:style>
    <style:style style:name="T19" style:family="text">
      <style:text-properties officeooo:rsid="0051ab5c"/>
    </style:style>
    <style:style style:name="T20" style:family="text">
      <style:text-properties officeooo:rsid="0055e184"/>
    </style:style>
    <style:style style:name="T21" style:family="text">
      <style:text-properties officeooo:rsid="0057bd0a"/>
    </style:style>
    <style:style style:name="T22" style:family="text">
      <style:text-properties officeooo:rsid="005a11ad"/>
    </style:style>
    <style:style style:name="T23" style:family="text">
      <style:text-properties officeooo:rsid="00690ccc"/>
    </style:style>
    <style:style style:name="T24" style:family="text">
      <style:text-properties officeooo:rsid="006b1608"/>
    </style:style>
    <style:style style:name="T25" style:family="text">
      <style:text-properties officeooo:rsid="0070704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7:14-27</text:h>
      <text:h text:style-name="Heading_20_2" text:outline-level="2"><text:bookmark text:name="en-GNT-26761"/>Jesus Heals a Boy with a Demon <text:span text:style-name="T1">(14-23)</text:span></text:h>
      <text:list xml:id="list1855664617" text:style-name="L1">
        <text:list-item>
          <text:p text:style-name="P1">When they returned to the crowd, a man came to Jesus, knelt before him, <text:bookmark text:name="en-GNT-26762"/>and said, “Sir, have mercy on my son! He is an epileptic and has such terrible attacks that he often falls in the fire or into water.<text:bookmark text:name="en-GNT-26763"/> I brought him to your disciples, but they could not heal him.”<text:bookmark text:name="en-GNT-26764"/> Jesus answered, “How unbelieving and wrong you people are! How long must I stay with you? How long do I have to put up with you? Bring the boy here to me!” <text:bookmark text:name="en-GNT-26765"/>Jesus gave a command to the demon, and it went out of the boy, and at that very moment he was healed.<text:bookmark text:name="en-GNT-26766"/> Then the disciples came to Jesus in private and asked him, “Why couldn't we drive the demon out?” “It was because you do not have enough faith,” answered Jesus. “I assure you that if you have faith as big as a mustard seed, you can say to this hill, ‘Go from here to there!’ and it will go. You could do anything!” </text:p>
        </text:list-item>
        <text:list-item>
          <text:p text:style-name="P4"><text:bookmark text:name="en-GNT-26768"/><text:span text:style-name="T8">At first </text:span>I was confused and then intrigued by Jesus response in this passage, <text:span text:style-name="T3">“How unbelieving and wrong you people are! How long must I stay with you? How long do I have to put up with you? Bring the boy here to me!”</text:span> <text:span text:style-name="T2">These people were too reliant on Jesus </text:span><text:span text:style-name="T10">or Jesus </text:span><text:span text:style-name="T9">faith</text:span><text:span text:style-name="T2"> </text:span><text:span text:style-name="T11">but</text:span><text:span text:style-name="T2"> not on their faith. The sad part was that Jesus was </text:span><text:span text:style-name="T4">departing soon, </text:span><text:span text:style-name="T12">what was going to happen after Jesus was gone?</text:span><text:span text:style-name="T4"> </text:span><text:span text:style-name="T5"><text:s/></text:span><text:span text:style-name="T6">Now that Jesus is </text:span><text:span text:style-name="T15">not with us physically</text:span><text:span text:style-name="T6">, our faith is the resource that </text:span><text:span text:style-name="T14">enables</text:span><text:span text:style-name="T6"> us to tap into Gods power. </text:span><text:span text:style-name="T5">Our faith even as small as a mustard can make us do anything </text:span><text:span text:style-name="T13">(wonders)</text:span><text:span text:style-name="T5">. </text:span><text:span text:style-name="T7">Jesus wanted people to be faithful enough without relying on </text:span><text:span text:style-name="T16">him or </text:span><text:span text:style-name="T7">his faith. </text:span><text:span text:style-name="T17">Even today, we can do anything with/</text:span><text:span text:style-name="T23">in</text:span><text:span text:style-name="T17"> faith. </text:span><text:span text:style-name="T18">Do we have faith? </text:span><text:span text:style-name="T24">Do we believe we can do it </text:span><text:span text:style-name="T25">on our own</text:span><text:span text:style-name="T24">?</text:span></text:p>
        </text:list-item>
      </text:list>
      <text:h text:style-name="Heading_20_2" text:outline-level="2"><text:bookmark text:name="en-GNT-26769"/>Jesus Speaks Again about His Death <text:span text:style-name="T1">(22-23)</text:span></text:h>
      <text:list xml:id="list3566492097" text:style-name="L2">
        <text:list-item>
          <text:p text:style-name="P2">When the disciples all came together in Galilee, Jesus said to them, “The Son of Man is about to be handed over to those <text:bookmark text:name="en-GNT-26770"/>who will kill him; but three days later he will be raised to life.” The disciples became very sad.</text:p>
        </text:list-item>
      </text:list>
      <text:h text:style-name="Heading_20_2" text:outline-level="2"><text:bookmark text:name="en-GNT-26771"/>Payment of the Temple Tax <text:span text:style-name="T1">(24-27)</text:span></text:h>
      <text:list xml:id="list1626953348" text:style-name="L3">
        <text:list-item>
          <text:p text:style-name="P3">When Jesus and his disciples came to Capernaum, the collectors of the Temple tax came to Peter and asked, “Does your teacher pay the Temple tax?”<text:bookmark text:name="en-GNT-26772"/> “Of course,” Peter answered. When Peter went into the house, Jesus spoke up first, “Simon, what is your opinion? Who pays duties or taxes to the kings of this world? The citizens of the country or the foreigners?”<text:bookmark text:name="en-GNT-26773"/> “The foreigners,” answered Peter. “Well, then,” replied Jesus, “that means that the citizens don't have to pay. <text:bookmark text:name="en-GNT-26774"/>But we don't want to offend these people. So go to the lake and drop in a line. Pull up the first fish you hook, and in its mouth you will find a coin worth enough for my Temple tax and yours. Take it and pay them our taxes.”</text:p>
        </text:list-item>
        <text:list-item>
          <text:p text:style-name="P5">Let’s learn to pay our dues. <text:span text:style-name="T19">Jesus did so and as our leader he led by example. </text:span><text:span text:style-name="T20">Peter had so much faith in Jesus, he followed the bizzare instructions he was given. </text:span><text:span text:style-name="T21">That level of trust in Christ is amazing. Do we have such level of trust in the Lord?</text:span><text:span text:style-name="T20">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2T07:10:44.432148185</meta:creation-date>
    <dc:date>2022-01-02T08:19:09.118876419</dc:date>
    <meta:editing-duration>PT57M30S</meta:editing-duration>
    <meta:editing-cycles>42</meta:editing-cycles>
    <meta:generator>LibreOffice/6.4.7.2$Linux_X86_64 LibreOffice_project/40$Build-2</meta:generator>
    <meta:document-statistic meta:table-count="0" meta:image-count="0" meta:object-count="0" meta:page-count="1" meta:paragraph-count="9" meta:word-count="568" meta:character-count="2895" meta:non-whitespace-character-count="2338"/>
  </office:meta>
</office:document-meta>
</file>